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9" style:family="table-cell" style:parent-style-name="Default">
      <style:table-cell-properties fo:background-color="#ffd7d7"/>
    </style:style>
    <style:style style:name="ce20" style:family="table-cell" style:parent-style-name="Default">
      <style:table-cell-properties fo:background-color="#ffb66c"/>
    </style:style>
    <style:style style:name="ce21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cd3c1"/>
    </style:style>
    <style:style style:name="ce22" style:family="table-cell" style:parent-style-name="Default" style:data-style-name="N1"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#ffd7d7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b66c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81d41a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fcd3c1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81d41a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2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slide n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with skipping</text:p>
          </table:table-cell>
          <table:table-cell table:style-name="Default" office:value-type="string" calcext:value-type="string">
            <text:p>cumulative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SUM([.$C$2:.C2])/60" office:value-type="float" office:value="0.333333333333333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$C$2:.C3])/60" office:value-type="float" office:value="2.16666666666667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SUM([.$C$2:.C4])/60" office:value-type="float" office:value="3.3333333333333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SUM([.$C$2:.C5])/60" office:value-type="float" office:value="4.83333333333333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SUM([.$C$2:.C6])/60" office:value-type="float" office:value="5.3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formula="of:=SUM([.$C$2:.C7])/60" office:value-type="float" office:value="6.21666666666667" calcext:value-type="float">
            <text:p>6</text:p>
          </table:table-cell>
          <table:table-cell table:style-name="ce26" office:value-type="string" calcext:value-type="string">
            <text:p>skip second overlay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$C$2:.C8])/60" office:value-type="float" office:value="6.88333333333333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SUM([.$C$2:.C9])/60" office:value-type="float" office:value="7.96666666666667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$C$2:.C10])/60" office:value-type="float" office:value="9.3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23" table:formula="of:=SUM([.$C$2:.C11])/60" office:value-type="float" office:value="9.38333333333333" calcext:value-type="float">
            <text:p>9</text:p>
          </table:table-cell>
          <table:table-cell table:style-name="ce19" office:value-type="string" calcext:value-type="string">
            <text:p>check time</text:p>
          </table:table-cell>
          <table:table-cell table:style-name="ce19" office:value-type="string" calcext:value-type="string">
            <text:p>starting to talk about OOP</text:p>
          </table:table-cell>
          <table:table-cell table:style-name="ce19" table:number-columns-repeated="58"/>
          <table:table-cell table:number-columns-repeated="96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SUM([.$C$2:.C12])/60" office:value-type="float" office:value="9.46666666666667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SUM([.$C$2:.C13])/60" office:value-type="float" office:value="11.0166666666667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SUM([.$C$2:.C14])/60" office:value-type="float" office:value="12.5166666666667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97" calcext:value-type="float">
            <text:p>97</text:p>
          </table:table-cell>
          <table:table-cell table:formula="of:=SUM([.$C$2:.C15])/60" office:value-type="float" office:value="13.6833333333333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55" calcext:value-type="float">
            <text:p>155</text:p>
          </table:table-cell>
          <table:table-cell table:formula="of:=SUM([.$C$2:.C16])/60" office:value-type="float" office:value="15.3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65" calcext:value-type="float">
            <text:p>165</text:p>
          </table:table-cell>
          <table:table-cell table:formula="of:=SUM([.$C$2:.C17])/60" office:value-type="float" office:value="17.8833333333333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23" table:formula="of:=SUM([.$C$2:.C18])/60" office:value-type="float" office:value="20.6333333333333" calcext:value-type="float">
            <text:p>21</text:p>
          </table:table-cell>
          <table:table-cell table:style-name="ce19" office:value-type="string" calcext:value-type="string">
            <text:p>check time</text:p>
          </table:table-cell>
          <table:table-cell table:style-name="ce19" office:value-type="string" calcext:value-type="string">
            <text:p>starting to talk about FP</text:p>
          </table:table-cell>
          <table:table-cell table:style-name="ce19" table:number-columns-repeated="58"/>
          <table:table-cell table:number-columns-repeated="9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SUM([.$C$2:.C19])/60" office:value-type="float" office:value="20.8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20" calcext:value-type="float">
            <text:p>20</text:p>
          </table:table-cell>
          <table:table-cell table:formula="of:=SUM([.$C$2:.C20])/60" office:value-type="float" office:value="22.4666666666667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number-columns-repeated="2" table:style-name="ce20" office:value-type="float" office:value="140" calcext:value-type="float">
            <text:p>140</text:p>
          </table:table-cell>
          <table:table-cell table:style-name="ce24" table:formula="of:=SUM([.$C$2:.C21])/60" office:value-type="float" office:value="22.8" calcext:value-type="float">
            <text:p>23</text:p>
          </table:table-cell>
          <table:table-cell table:style-name="ce20" office:value-type="string" calcext:value-type="string">
            <text:p>POLL! (can skip!)</text:p>
          </table:table-cell>
          <table:table-cell table:style-name="ce20" table:number-columns-repeated="59"/>
          <table:table-cell table:number-columns-repeated="9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SUM([.$C$2:.C22])/60" office:value-type="float" office:value="25.1333333333333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SUM([.$C$2:.C23])/60" office:value-type="float" office:value="27.1333333333333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35" calcext:value-type="float">
            <text:p>135</text:p>
          </table:table-cell>
          <table:table-cell table:formula="of:=SUM([.$C$2:.C24])/60" office:value-type="float" office:value="28.55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24" table:formula="of:=SUM([.$C$2:.C25])/60" office:value-type="float" office:value="30.8" calcext:value-type="float">
            <text:p>31</text:p>
          </table:table-cell>
          <table:table-cell table:style-name="ce20" office:value-type="string" calcext:value-type="string">
            <text:p>POLL! (can skip)</text:p>
          </table:table-cell>
          <table:table-cell table:style-name="ce20" table:number-columns-repeated="59"/>
          <table:table-cell table:number-columns-repeated="96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SUM([.$C$2:.C26])/60" office:value-type="float" office:value="33.8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10" calcext:value-type="float">
            <text:p>210</text:p>
          </table:table-cell>
          <table:table-cell table:formula="of:=SUM([.$C$2:.C27])/60" office:value-type="float" office:value="35.6333333333333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number-columns-repeated="2" table:style-name="ce20" office:value-type="float" office:value="180" calcext:value-type="float">
            <text:p>180</text:p>
          </table:table-cell>
          <table:table-cell table:style-name="ce24" table:formula="of:=SUM([.$C$2:.C28])/60" office:value-type="float" office:value="39.1333333333333" calcext:value-type="float">
            <text:p>39</text:p>
          </table:table-cell>
          <table:table-cell table:style-name="ce20" office:value-type="string" calcext:value-type="string">
            <text:p>ANSWER!</text:p>
          </table:table-cell>
          <table:table-cell table:style-name="ce20" table:number-columns-repeated="59"/>
          <table:table-cell table:number-columns-repeated="960"/>
        </table:table-row>
        <table:table-row table:style-name="ro1"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0" calcext:value-type="float">
            <text:p>0</text:p>
          </table:table-cell>
          <table:table-cell table:style-name="ce25" table:formula="of:=SUM([.$C$2:.C29])/60" office:value-type="float" office:value="42.1333333333333" calcext:value-type="float">
            <text:p>42</text:p>
          </table:table-cell>
          <table:table-cell table:style-name="ce27" office:value-type="string" calcext:value-type="string">
            <text:p>leave out</text:p>
          </table:table-cell>
          <table:table-cell table:style-name="ce21" table:number-columns-repeated="59"/>
          <table:table-cell table:number-columns-repeated="96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SUM([.$C$2:.C30])/60" office:value-type="float" office:value="42.1333333333333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SUM([.$C$2:.C31])/60" office:value-type="float" office:value="44.1333333333333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SUM([.$C$2:.C32])/60" office:value-type="float" office:value="46.1333333333333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9" table:formula="of:=SUM([.$C$2:.C33])/60" office:value-type="float" office:value="49.1333333333333" calcext:value-type="float">
            <text:p>49</text:p>
          </table:table-cell>
          <table:table-cell table:style-name="ce4" office:value-type="string" calcext:value-type="string">
            <text:p>check time</text:p>
          </table:table-cell>
          <table:table-cell table:style-name="ce4" office:value-type="string" calcext:value-type="string">
            <text:p>starting to talk about declarative vs imperative</text:p>
          </table:table-cell>
          <table:table-cell table:style-name="ce4"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SUM([.$C$2:.C34])/60" office:value-type="float" office:value="49.3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SUM([.$C$2:.C35])/60" office:value-type="float" office:value="50.3833333333333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SUM([.$C$2:.C36])/60" office:value-type="float" office:value="51.3833333333333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SUM([.$C$2:.C37])/60" office:value-type="float" office:value="52.05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SUM([.$C$2:.C38])/60" office:value-type="float" office:value="53.05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SUM([.$C$2:.C39])/60" office:value-type="float" office:value="53.6333333333333" calcext:value-type="float">
            <text:p>54</text:p>
          </table:table-cell>
          <table:table-cell office:value-type="string" calcext:value-type="string">
            <text:p>can leave out</text:p>
          </table:table-cell>
          <table:table-cell table:number-columns-repeated="1019"/>
        </table:table-row>
        <table:table-row table:style-name="ro1"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25" table:formula="of:=SUM([.$C$2:.C40])/60" office:value-type="float" office:value="54.9666666666667" calcext:value-type="float">
            <text:p>55</text:p>
          </table:table-cell>
          <table:table-cell table:style-name="ce27" office:value-type="string" calcext:value-type="string">
            <text:p>leave out</text:p>
          </table:table-cell>
          <table:table-cell table:style-name="ce21" table:number-columns-repeated="59"/>
          <table:table-cell table:number-columns-repeated="960"/>
        </table:table-row>
        <table:table-row table:style-name="ro1"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style-name="ce25" table:formula="of:=SUM([.$C$2:.C41])/60" office:value-type="float" office:value="54.9666666666667" calcext:value-type="float">
            <text:p>55</text:p>
          </table:table-cell>
          <table:table-cell table:style-name="ce27" office:value-type="string" calcext:value-type="string">
            <text:p>leave out</text:p>
          </table:table-cell>
          <table:table-cell table:style-name="ce21" table:number-columns-repeated="59"/>
          <table:table-cell table:number-columns-repeated="960"/>
        </table:table-row>
        <table:table-row table:style-name="ro1"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0" calcext:value-type="float">
            <text:p>0</text:p>
          </table:table-cell>
          <table:table-cell table:style-name="ce25" table:formula="of:=SUM([.$C$2:.C42])/60" office:value-type="float" office:value="54.9666666666667" calcext:value-type="float">
            <text:p>55</text:p>
          </table:table-cell>
          <table:table-cell table:style-name="ce27" office:value-type="string" calcext:value-type="string">
            <text:p>leave out</text:p>
          </table:table-cell>
          <table:table-cell table:style-name="ce21" table:number-columns-repeated="59"/>
          <table:table-cell table:number-columns-repeated="96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SUM([.$C$2:.C43])/60" office:value-type="float" office:value="54.9666666666667" calcext:value-type="float">
            <text:p>5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SUM([.$C$2:.C44])/60" office:value-type="float" office:value="55.3" calcext:value-type="float">
            <text:p>55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3:39:31.056140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0:07:08.276500655</meta:creation-date>
    <dc:date>2020-09-28T15:19:49.168563670</dc:date>
    <meta:editing-duration>PT2H53M10S</meta:editing-duration>
    <meta:editing-cycles>8</meta:editing-cycles>
    <meta:generator>LibreOffice/6.0.7.3$Linux_X86_64 LibreOffice_project/00m0$Build-3</meta:generator>
    <meta:document-statistic meta:table-count="1" meta:cell-count="193" meta:object-count="0"/>
  </office:meta>
</office:document-meta>
</file>